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ponseCreator.location( URI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Creator.cookies( MultiValueMap &lt; String , ResponseCookie &gt; multiValu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Creator.cookies( ResponseCookie ... cook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sponseCreator.DefaultResponseCreator( HttpStatusCode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Creator.headers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Creator.contentType(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Creator.createResponse( @ Nullable ClientHttp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esponseCreator.body( byte [ ]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Creator.body( String content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Creator.body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Creator.body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Creator.DefaultResponseCreator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ponseCreator.header( String name , String ... header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